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00000003015788B78.png" manifest:media-type="image/png"/>
  <manifest:file-entry manifest:full-path="Pictures/100000010000003000000030A1CFD292.png" manifest:media-type="image/png"/>
  <manifest:file-entry manifest:full-path="Pictures/100000010000001100000011B5651CE6.png" manifest:media-type="image/png"/>
  <manifest:file-entry manifest:full-path="Pictures/10000231000001C2000001C2B4C556D9.svg" manifest:media-type="image/svg+xml"/>
  <manifest:file-entry manifest:full-path="Pictures/100000010000001100000011B843EAAB.png" manifest:media-type="image/png"/>
  <manifest:file-entry manifest:full-path="Pictures/100002B7000001C2000001C2C44D1312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000000" draw:fill-color="#333333" draw:textarea-horizontal-align="justify" draw:textarea-vertical-align="top" draw:auto-grow-height="false" fo:min-height="0.495cm" fo:min-width="25.17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666666" draw:textarea-horizontal-align="justify" draw:textarea-vertical-align="middle" draw:auto-grow-height="false" fo:min-height="16.854cm" fo:min-width="25.25cm" loext:decorative="false"/>
    </style:style>
    <style:style style:name="gr4" style:family="graphic" style:parent-style-name="standard">
      <style:graphic-properties svg:stroke-color="#000000" draw:fill-color="#ff3838" draw:textarea-horizontal-align="justify" draw:textarea-vertical-align="middle" draw:auto-grow-height="false" fo:min-height="0cm" fo:min-width="0cm" fo:wrap-option="wrap" loext:decorative="false"/>
    </style:style>
    <style:style style:name="gr5" style:family="graphic" style:parent-style-name="standard">
      <style:graphic-properties svg:stroke-color="#000000" draw:fill-color="#ffff38" draw:textarea-horizontal-align="justify" draw:textarea-vertical-align="middle" draw:auto-grow-height="false" fo:min-height="0cm" fo:min-width="0cm" fo:wrap-option="wrap" loext:decorative="false"/>
    </style:style>
    <style:style style:name="gr6" style:family="graphic" style:parent-style-name="standard">
      <style:graphic-properties svg:stroke-color="#000000" draw:fill-color="#069a2e" draw:textarea-horizontal-align="justify" draw:textarea-vertical-align="middle" draw:auto-grow-height="false" fo:min-height="0cm" fo:min-width="0cm" fo:wrap-option="wrap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b2b2b2" draw:textarea-horizontal-align="justify" draw:textarea-vertical-align="middle" draw:auto-grow-height="false" fo:min-height="0.452cm" fo:min-width="18.175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000000" draw:fill-color="#b2b2b2" draw:textarea-horizontal-align="justify" draw:textarea-vertical-align="middle" draw:auto-grow-height="false" fo:min-height="0.452cm" fo:min-width="2.176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b2b2b2" draw:textarea-horizontal-align="justify" draw:textarea-vertical-align="middle" draw:auto-grow-height="false" fo:min-height="0.452cm" fo:min-width="2.176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808080" draw:textarea-horizontal-align="justify" draw:textarea-vertical-align="middle" draw:auto-grow-height="false" fo:min-height="14.6cm" fo:min-width="24.1cm" loext:decorative="false"/>
    </style:style>
    <style:style style:name="gr12" style:family="graphic" style:parent-style-name="standard">
      <style:graphic-properties svg:stroke-color="#000000" draw:fill-color="#b2b2b2" draw:textarea-horizontal-align="justify" draw:textarea-vertical-align="middle" draw:auto-grow-height="false" fo:min-height="14.738cm" fo:min-width="0cm" loext:decorative="false"/>
    </style:style>
    <style:style style:name="gr13" style:family="graphic" style:parent-style-name="standard">
      <style:graphic-properties svg:stroke-color="#000000" draw:fill-color="#333333" draw:textarea-horizontal-align="justify" draw:textarea-vertical-align="middle" draw:auto-grow-height="false" fo:min-height="1.738cm" fo:min-width="0cm" loext:decorative="false"/>
    </style:style>
    <style:style style:name="gr14" style:family="graphic" style:parent-style-name="standard">
      <style:graphic-properties svg:stroke-color="#000000" draw:fill-color="#666666" draw:textarea-horizontal-align="justify" draw:textarea-vertical-align="middle" draw:auto-grow-height="false" fo:min-height="1.025cm" fo:min-width="23.5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fill-color="#333333" draw:textarea-horizontal-align="justify" draw:textarea-vertical-align="middle" draw:auto-grow-height="false" fo:min-height="0.744cm" fo:min-width="0.494cm" fo:wrap-option="wrap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 style:list-style-name="L1">
      <style:graphic-properties svg:stroke-color="#000000" draw:fill-color="#666666" draw:textarea-horizontal-align="justify" draw:textarea-vertical-align="middle" draw:auto-grow-height="false" fo:min-height="1.025cm" fo:min-width="23.5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666666" draw:textarea-horizontal-align="justify" draw:textarea-vertical-align="middle" draw:auto-grow-height="false" fo:min-height="1.025cm" fo:min-width="23.5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000000" draw:fill-color="#666666" draw:textarea-horizontal-align="justify" draw:textarea-vertical-align="middle" draw:auto-grow-height="false" fo:min-height="1.025cm" fo:min-width="23.5cm" style:writing-mode="lr-tb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-color="#333333"/>
      <style:paragraph-properties fo:text-align="center" style:writing-mode="lr-tb"/>
      <style:text-properties fo:font-size="10pt" fo:font-weight="bold" style:font-size-asian="10pt" style:font-size-complex="10pt"/>
    </style:style>
    <style:style style:name="P2" style:family="paragraph">
      <loext:graphic-properties draw:fill-color="#666666"/>
      <style:paragraph-properties fo:text-align="center"/>
      <style:text-properties fo:font-weight="bold"/>
    </style:style>
    <style:style style:name="P3" style:family="paragraph">
      <loext:graphic-properties draw:fill-color="#ff3838"/>
      <style:paragraph-properties fo:text-align="center"/>
      <style:text-properties fo:font-weight="bold"/>
    </style:style>
    <style:style style:name="P4" style:family="paragraph">
      <loext:graphic-properties draw:fill-color="#ffff38"/>
      <style:paragraph-properties fo:text-align="center"/>
      <style:text-properties fo:font-weight="bold"/>
    </style:style>
    <style:style style:name="P5" style:family="paragraph">
      <loext:graphic-properties draw:fill-color="#069a2e"/>
      <style:paragraph-properties fo:text-align="center"/>
      <style:text-properties fo:font-weight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>
      <style:paragraph-properties fo:text-align="start"/>
      <style:text-properties fo:color="#808080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>
      <loext:graphic-properties draw:fill-color="#b2b2b2"/>
      <style:paragraph-properties fo:text-align="start" style:writing-mode="lr-tb"/>
      <style:text-properties fo:color="#808080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>
      <loext:graphic-properties draw:fill-color="#b2b2b2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b2b2b2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808080"/>
      <style:paragraph-properties fo:text-align="center"/>
    </style:style>
    <style:style style:name="P14" style:family="paragraph">
      <loext:graphic-properties draw:fill-color="#b2b2b2"/>
      <style:paragraph-properties fo:text-align="center"/>
    </style:style>
    <style:style style:name="P15" style:family="paragraph">
      <loext:graphic-properties draw:fill-color="#333333"/>
      <style:paragraph-properties fo:text-align="center"/>
    </style:style>
    <style:style style:name="P16" style:family="paragraph">
      <style:paragraph-properties fo:text-align="start"/>
      <style:text-properties fo:color="#1c1c1c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7" style:family="paragraph">
      <loext:graphic-properties draw:fill-color="#666666"/>
      <style:paragraph-properties fo:text-align="start" style:writing-mode="lr-tb"/>
      <style:text-properties fo:color="#1c1c1c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-color="#666666"/>
      <style:paragraph-properties fo:margin-left="0cm" fo:margin-right="0cm" fo:margin-top="0cm" fo:margin-bottom="0cm" fo:line-height="100%" fo:text-align="start" fo:text-indent="0cm" style:writing-mode="lr-tb"/>
    </style:style>
    <style:style style:name="P21" style:family="paragraph">
      <style:paragraph-properties fo:text-align="center"/>
    </style:style>
    <style:style style:name="T1" style:family="text">
      <style:text-properties fo:color="#ffffff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color="#808080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1c1c1c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name="fenetre" draw:style-name="gr1">
          <draw:custom-shape draw:name="barre de titre" draw:style-name="gr2" draw:text-style-name="P1" draw:layer="layout" svg:width="25.75cm" svg:height="0.825cm" svg:x="2cm" svg:y="1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contenu" draw:style-name="gr3" draw:text-style-name="P2" draw:layer="layout" svg:width="25.75cm" svg:height="17.104cm" svg:x="2cm" svg:y="2.005cm">
            <text:p/>
            <draw:enhanced-geometry svg:viewBox="0 0 21600 21600" draw:type="rectangle" draw:enhanced-path="M 0 0 L 21600 0 21600 21600 0 21600 0 0 Z N"/>
          </draw:custom-shape>
          <draw:custom-shape draw:name="bouton fermer" draw:style-name="gr4" draw:text-style-name="P3" draw:layer="layout" svg:width="0.3cm" svg:height="0.3cm" svg:x="27.25cm" svg:y="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bouton plein écran" draw:style-name="gr5" draw:text-style-name="P4" draw:layer="layout" svg:width="0.3cm" svg:height="0.3cm" svg:x="26.851cm" svg:y="1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bouton diminuer" draw:style-name="gr6" draw:text-style-name="P5" draw:layer="layout" svg:width="0.3cm" svg:height="0.3cm" svg:x="26.452cm" svg:y="1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titre" draw:style-name="gr7" draw:text-style-name="P7" draw:layer="layout" svg:width="9.75cm" svg:height="0.645cm" svg:x="10.023cm" svg:y="1.44cm">
            <draw:text-box>
              <text:p text:style-name="P6"><text:span text:style-name="T1">PandaTodo – v0.0.1-beta</text:span></text:p>
            </draw:text-box>
          </draw:frame>
        </draw:g>
        <draw:g draw:name="commandes" draw:style-name="gr1">
          <draw:custom-shape draw:name="entrée" draw:style-name="gr8" draw:text-style-name="P9" draw:layer="layout" svg:width="18.749cm" svg:height="0.776cm" svg:x="2.501cm" svg:y="2.501cm">
            <text:p text:style-name="P8"><text:span text:style-name="T2">Type the name of the element here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bouton ajouter une tâche" draw:style-name="gr9" draw:text-style-name="P10" draw:layer="layout" svg:width="2.75cm" svg:height="0.776cm" svg:x="24.5cm" svg:y="2.5cm">
            <text:p text:style-name="P6"><text:span text:style-name="T3">Add task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bouton ajouter un dossier" draw:style-name="gr10" draw:text-style-name="P12" draw:layer="layout" svg:width="2.75cm" svg:height="0.776cm" svg:x="21.5cm" svg:y="2.5cm">
            <text:p text:style-name="P11"><text:span text:style-name="T3">Add folder</text:span></text:p>
  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name="boite liste des tâches" draw:style-name="gr11" draw:text-style-name="P13" draw:layer="layout" svg:width="24.75cm" svg:height="15cm" svg:x="2.5cm" svg:y="3.75cm">
          <text:p/>
          <draw:enhanced-geometry svg:viewBox="0 0 21600 21600" draw:path-stretchpoint-x="10800" draw:path-stretchpoint-y="10800" draw:text-areas="?f3 ?f4 ?f5 ?f6" draw:type="round-rectangle" draw:modifiers="370.0553296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barre de défilement" draw:style-name="gr1">
          <draw:custom-shape draw:name="barre de glissement" draw:style-name="gr12" draw:text-style-name="P14" draw:layer="layout" svg:width="0.13cm" svg:height="15cm" svg:x="27.12cm" svg:y="3.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curseur" draw:style-name="gr13" draw:text-style-name="P15" draw:layer="layout" svg:width="0.13cm" svg:height="2cm" svg:x="27.121cm" svg:y="3.75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dossier" draw:style-name="gr1">
          <draw:custom-shape draw:name="support dossier" draw:style-name="gr14" draw:text-style-name="P17" draw:layer="layout" svg:width="24.136cm" svg:height="1.411cm" svg:x="2.75cm" svg:y="4cm">
            <text:p text:style-name="P16"><text:span text:style-name="T4"><text:tab/></text:span><text:span text:style-name="T4">My great folder with several tasks insid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bouton supprimer" draw:style-name="gr15" draw:text-style-name="P15" draw:layer="layout" svg:width="1.1cm" svg:height="1.1cm" svg:x="25.6cm" svg:y="4.1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icône note" draw:style-name="gr16" draw:text-style-name="P18" draw:layer="layout" svg:width="0.982cm" svg:height="0.982cm" svg:x="3cm" svg:y="4.214cm">
            <draw:image xlink:href="Pictures/100002B7000001C2000001C2C44D1312.svg" xlink:type="simple" xlink:show="embed" xlink:actuate="onLoad" draw:mime-type="image/svg+xml">
              <text:p/>
            </draw:image>
            <draw:image xlink:href="Pictures/100000010000001100000011B843EAAB.png" xlink:type="simple" xlink:show="embed" xlink:actuate="onLoad" draw:mime-type="image/png"/>
          </draw:frame>
        </draw:g>
        <draw:custom-shape draw:name="support tâche 2" draw:style-name="gr17" draw:text-style-name="P20" draw:layer="layout" svg:width="24.136cm" svg:height="1.411cm" svg:x="2.75cm" svg:y="5.75cm">
          <text:p text:style-name="P19"><text:span text:style-name="T4"><text:tab/></text:span><text:span text:style-name="T4">My task to do 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bouton supprimer 2" draw:style-name="gr15" draw:text-style-name="P15" draw:layer="layout" svg:width="1.1cm" svg:height="1.1cm" svg:x="25.601cm" svg:y="5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icône note 2" draw:style-name="gr16" draw:text-style-name="P18" draw:layer="layout" svg:width="0.999cm" svg:height="0.999cm" svg:x="3cm" svg:y="5.956cm">
          <draw:image xlink:href="Pictures/10000231000001C2000001C2B4C556D9.svg" xlink:type="simple" xlink:show="embed" xlink:actuate="onLoad" draw:mime-type="image/svg+xml">
            <text:p/>
          </draw:image>
          <draw:image xlink:href="Pictures/100000010000001100000011B5651CE6.png" xlink:type="simple" xlink:show="embed" xlink:actuate="onLoad" draw:mime-type="image/png"/>
        </draw:frame>
        <draw:custom-shape draw:name="support tâche 3" draw:style-name="gr18" draw:text-style-name="P20" draw:layer="layout" svg:width="24.136cm" svg:height="1.411cm" svg:x="2.75cm" svg:y="7.5cm">
          <text:p text:style-name="P19"><text:span text:style-name="T4"><text:tab/></text:span><text:span text:style-name="T4">My task to do tw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bouton supprimer 3" draw:style-name="gr15" draw:text-style-name="P15" draw:layer="layout" svg:width="1.1cm" svg:height="1.1cm" svg:x="25.602cm" svg:y="7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icône note 3" draw:style-name="gr16" draw:text-style-name="P18" draw:layer="layout" svg:width="0.999cm" svg:height="0.999cm" svg:x="3.001cm" svg:y="7.706cm">
          <draw:image xlink:href="Pictures/10000231000001C2000001C2B4C556D9.svg" xlink:type="simple" xlink:show="embed" xlink:actuate="onLoad" draw:mime-type="image/svg+xml">
            <text:p/>
          </draw:image>
          <draw:image xlink:href="Pictures/100000010000001100000011B5651CE6.png" xlink:type="simple" xlink:show="embed" xlink:actuate="onLoad" draw:mime-type="image/png"/>
        </draw:frame>
        <draw:custom-shape draw:name="support tâche 4" draw:style-name="gr19" draw:text-style-name="P20" draw:layer="layout" svg:width="24.136cm" svg:height="1.411cm" svg:x="2.75cm" svg:y="9.25cm">
          <text:p text:style-name="P19"><text:span text:style-name="T4"><text:tab/></text:span><text:span text:style-name="T4">My task to do t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bouton supprimer 4" draw:style-name="gr15" draw:text-style-name="P15" draw:layer="layout" svg:width="1.1cm" svg:height="1.1cm" svg:x="25.603cm" svg:y="9.4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icône note 4" draw:style-name="gr16" draw:text-style-name="P18" draw:layer="layout" svg:width="0.999cm" svg:height="0.999cm" svg:x="3.002cm" svg:y="9.456cm">
          <draw:image xlink:href="Pictures/10000231000001C2000001C2B4C556D9.svg" xlink:type="simple" xlink:show="embed" xlink:actuate="onLoad" draw:mime-type="image/svg+xml">
            <text:p/>
          </draw:image>
          <draw:image xlink:href="Pictures/100000010000001100000011B5651CE6.png" xlink:type="simple" xlink:show="embed" xlink:actuate="onLoad" draw:mime-type="image/png"/>
        </draw:frame>
        <draw:custom-shape draw:name="bouton supprimer 1" draw:style-name="gr15" draw:text-style-name="P15" draw:layer="layout" svg:width="1.1cm" svg:height="1.1cm" svg:x="24.301cm" svg:y="4.1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bouton supprimer 5" draw:style-name="gr15" draw:text-style-name="P15" draw:layer="layout" svg:width="1.1cm" svg:height="1.1cm" svg:x="24.302cm" svg:y="5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bouton supprimer 6" draw:style-name="gr15" draw:text-style-name="P15" draw:layer="layout" svg:width="1.1cm" svg:height="1.1cm" svg:x="24.303cm" svg:y="7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bouton supprimer 7" draw:style-name="gr15" draw:text-style-name="P15" draw:layer="layout" svg:width="1.1cm" svg:height="1.1cm" svg:x="24.304cm" svg:y="9.4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1" draw:layer="layout" svg:width="0.898cm" svg:height="0.898cm" svg:x="25.75cm" svg:y="4.25cm">
          <draw:image xlink:href="Pictures/100000010000003000000030A1CFD292.png" xlink:type="simple" xlink:show="embed" xlink:actuate="onLoad" draw:mime-type="image/png">
            <text:p/>
          </draw:image>
        </draw:frame>
        <draw:frame draw:style-name="gr20" draw:text-style-name="P21" draw:layer="layout" svg:width="0.898cm" svg:height="0.898cm" svg:x="24.5cm" svg:y="4.25cm">
          <draw:image xlink:href="Pictures/10000001000000300000003015788B7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13:21:23.087745698</meta:creation-date>
    <dc:date>2025-03-23T18:27:36.129912167</dc:date>
    <meta:editing-duration>PT1H32M45S</meta:editing-duration>
    <meta:editing-cycles>6</meta:editing-cycles>
    <meta:generator>LibreOffice/24.2.7.2$Linux_X86_64 LibreOffice_project/420$Build-2</meta:generator>
    <meta:document-statistic meta:object-count="34"/>
  </office:meta>
</office:document-meta>
</file>